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fo:padding="0.0193in" fo:border="0.0008in solid #d9d9e3"/>
    </style:style>
    <style:style style:name="P2" style:family="paragraph" style:parent-style-name="Text_20_body" style:list-style-name="L6">
      <style:paragraph-properties fo:margin-top="0in" fo:margin-bottom="0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style:style style:name="P5" style:family="paragraph" style:parent-style-name="Text_20_body" style:list-style-name="L2">
      <style:paragraph-properties fo:padding="0.0193in" fo:border="0.0008in solid #d9d9e3"/>
    </style:style>
    <style:style style:name="P6" style:family="paragraph" style:parent-style-name="Text_20_body" style:list-style-name="L3">
      <style:paragraph-properties fo:padding="0.0193in" fo:border="0.0008in solid #d9d9e3"/>
    </style:style>
    <style:style style:name="P7" style:family="paragraph" style:parent-style-name="Text_20_body" style:list-style-name="L4">
      <style:paragraph-properties fo:padding="0.0193in" fo:border="0.0008in solid #d9d9e3"/>
    </style:style>
    <style:style style:name="P8" style:family="paragraph" style:parent-style-name="Text_20_body" style:list-style-name="L5">
      <style:paragraph-properties fo:padding="0.0193in" fo:border="0.0008in solid #d9d9e3"/>
    </style:style>
    <style:style style:name="P9" style:family="paragraph" style:parent-style-name="Text_20_body" style:list-style-name="L6">
      <style:paragraph-properties fo:padding="0.0193in" fo:border="0.0008in solid #d9d9e3"/>
    </style:style>
    <style:style style:name="P10" style:family="paragraph" style:parent-style-name="Standard">
      <style:paragraph-properties fo:padding="0.0193in" fo:border="0.0008in solid #d9d9e3"/>
    </style:style>
    <style:style style:name="P11" style:family="paragraph" style:parent-style-name="Standard">
      <style:paragraph-properties fo:margin-top="0in" fo:margin-bottom="0.1965in"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1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что нужно знать професионалу разработчику ООП php - все основные темы и разделы</text:p>
      <text:p text:style-name="P10">ChatGPT</text:p>
      <text:p text:style-name="P11">ChatGPT</text:p>
      <text:p text:style-name="P3">Профессиональному разработчику PHP важно иметь глубокое понимание объектно-ориентированного программирования (ООП), чтобы эффективно создавать и поддерживать приложения. Вот основные темы и разделы, которые стоит освоить:</text:p>
      <text:list xml:id="list2591878979130589519" text:style-name="L1">
        <text:list-item>
          <text:p text:style-name="P4"><text:span text:style-name="Strong_20_Emphasis">Классы и объекты:</text:span></text:p>
          <text:list>
            <text:list-item>
              <text:p text:style-name="P1">Определение классов и создание объектов.</text:p>
            </text:list-item>
            <text:list-item>
              <text:p text:style-name="P1">Свойства (поля) и методы классов.</text:p>
            </text:list-item>
            <text:list-item>
              <text:p text:style-name="P1">Модификаторы доступа (public, private, protected) для свойств и методов.</text:p>
            </text:list-item>
          </text:list>
        </text:list-item>
        <text:list-item>
          <text:p text:style-name="P4"><text:span text:style-name="Strong_20_Emphasis">Наследование и полиморфизм:</text:span></text:p>
          <text:list>
            <text:list-item>
              <text:p text:style-name="P1">Использование наследования для создания иерархии классов.</text:p>
            </text:list-item>
            <text:list-item>
              <text:p text:style-name="P1">Полиморфизм для реализации одинаковых интерфейсов и методов в разных классах.</text:p>
            </text:list-item>
          </text:list>
        </text:list-item>
        <text:list-item>
          <text:p text:style-name="P4"><text:span text:style-name="Strong_20_Emphasis">Интерфейсы и абстрактные классы:</text:span></text:p>
          <text:list>
            <text:list-item>
              <text:p text:style-name="P1">Определение интерфейсов и их использование для задания контрактов.</text:p>
            </text:list-item>
            <text:list-item>
              <text:p text:style-name="P1">Абстрактные классы и их отличия от интерфейсов.</text:p>
            </text:list-item>
          </text:list>
        </text:list-item>
        <text:list-item>
          <text:p text:style-name="P4"><text:span text:style-name="Strong_20_Emphasis">Пространства имен (Namespaces):</text:span></text:p>
          <text:list>
            <text:list-item>
              <text:p text:style-name="P1">Организация классов в пространствах имен для избежания конфликтов имен.</text:p>
            </text:list-item>
          </text:list>
        </text:list-item>
        <text:list-item>
          <text:p text:style-name="P4"><text:span text:style-name="Strong_20_Emphasis">Магические методы:</text:span></text:p>
          <text:list>
            <text:list-item>
              <text:p text:style-name="P1">Использование методов, начинающихся с двойного подчеркивания (__construct, __toString и т.д.) для реализации определенного поведения.</text:p>
            </text:list-item>
          </text:list>
        </text:list-item>
        <text:list-item>
          <text:p text:style-name="P4"><text:span text:style-name="Strong_20_Emphasis">Трейты (Traits):</text:span></text:p>
          <text:list>
            <text:list-item>
              <text:p text:style-name="P1">Механизм множественного наследования для повторного использования кода.</text:p>
            </text:list-item>
          </text:list>
        </text:list-item>
        <text:list-item>
          <text:p text:style-name="P4"><text:span text:style-name="Strong_20_Emphasis">Специфика ООП в PHP:</text:span></text:p>
          <text:list>
            <text:list-item>
              <text:p text:style-name="P1">Сериализация и десериализация объектов.</text:p>
            </text:list-item>
            <text:list-item>
              <text:p text:style-name="P1">Клонирование объектов и работа с ссылками на объекты.</text:p>
            </text:list-item>
          </text:list>
        </text:list-item>
        <text:list-item>
          <text:p text:style-name="P4"><text:span text:style-name="Strong_20_Emphasis">Управление жизненным циклом объекта:</text:span></text:p>
          <text:list>
            <text:list-item>
              <text:p text:style-name="P1">Понимание момента создания и уничтожения объектов (конструкторы и деструкторы).</text:p>
            </text:list-item>
          </text:list>
        </text:list-item>
        <text:list-item>
          <text:p text:style-name="P4"><text:span text:style-name="Strong_20_Emphasis">Паттерны проектирования:</text:span></text:p>
          <text:list>
            <text:list-item>
              <text:p text:style-name="P1">Знание основных паттернов проектирования (например, Singleton, Factory, Observer) и их применение в PHP.</text:p>
            </text:list-item>
          </text:list>
        </text:list-item>
        <text:list-item>
          <text:p text:style-name="P4"><text:span text:style-name="Strong_20_Emphasis">Рефлексия и метапрограммирование:</text:span></text:p>
        </text:list-item>
      </text:list>
      <text:list xml:id="list7618807332681598494" text:style-name="L2">
        <text:list-item>
          <text:p text:style-name="P5">Использование возможностей рефлексии для динамического получения информации о классах и объектах.</text:p>
        </text:list-item>
      </text:list>
      <text:list xml:id="list2947770866291421360" text:style-name="L3">
        <text:list-item>
          <text:p text:style-name="P6"><text:span text:style-name="Strong_20_Emphasis">Принципы SOLID:</text:span></text:p>
        </text:list-item>
      </text:list>
      <text:list xml:id="list3775468935182057954" text:style-name="L4">
        <text:list-item>
          <text:p text:style-name="P7">Понимание принципов SOLID (Single Responsibility, Open/Closed, Liskov Substitution, Interface Segregation, Dependency Inversion) и их применение при проектировании кода.</text:p>
        </text:list-item>
      </text:list>
      <text:list xml:id="list53523097060308286" text:style-name="L5">
        <text:list-item>
          <text:p text:style-name="P8"><text:soft-page-break/><text:span text:style-name="Strong_20_Emphasis">Тестирование и обеспечение качества:</text:span></text:p>
        </text:list-item>
      </text:list>
      <text:list xml:id="list1917323869423983086" text:style-name="L6">
        <text:list-item>
          <text:p text:style-name="P2">Использование ООП для написания тестируемого кода.</text:p>
        </text:list-item>
        <text:list-item>
          <text:p text:style-name="P9">Принципы и инструменты для юнит-тестирования и мокирования объектов.</text:p>
        </text:list-item>
      </text:list>
      <text:p text:style-name="P3">ООП в PHP представляет собой мощный инструмент для создания модульных, гибких и легко поддерживаемых приложений. Освоение этих концепций поможет создавать более структурированный и расширяемый код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9T23:15:13.20</dc:date>
    <meta:document-statistic meta:table-count="0" meta:image-count="0" meta:object-count="0" meta:page-count="2" meta:paragraph-count="35" meta:word-count="287" meta:character-count="2187"/>
    <dc:creator>Dima Wide</dc:creator>
    <meta:user-defined meta:name="Info 1"/>
    <meta:user-defined meta:name="Info 2"/>
    <meta:user-defined meta:name="Info 3"/>
    <meta:user-defined meta:name="Info 4"/>
  </office:meta>
</office:document-meta>
</file>